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3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Булгаков Андрей Анатольевич</text:span><text:span text:style-name="T2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7">Java</text:span><text:span text:style-name="T2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29">Что</text:span><text:span text:style-name="T30"><text:s/></text:span><text:span text:style-name="T31">такое</text:span><text:span text:style-name="T32"><text:s/></text:span><text:span text:style-name="T33">переопределение</text:span><text:span text:style-name="T34"><text:s/></text:span><text:span text:style-name="T35">метода</text:span><text:span text:style-name="T36">?</text:span><text:span text:style-name="T37"/></text:p>
          </table:table-cell>
          <table:table-cell table:style-name="TableCell010201">
            <text:p text:style-name="P9"><text:span text:style-name="T38">изменение реализации метода дочерним классом.</text:span><text:span text:style-name="T39"/></text:p>
          </table:table-cell>
        </table:table-row>
        <table:table-row table:style-name="TableRow0103">
          <table:table-cell table:style-name="TableCell010300">
            <text:p text:style-name="P11"><text:span text:style-name="T40">Какие</text:span><text:span text:style-name="T41"><text:s/></text:span><text:span text:style-name="T42">бывают</text:span><text:span text:style-name="T43"><text:s/></text:span><text:span text:style-name="T44">виды</text:span><text:span text:style-name="T45"><text:s/></text:span><text:span text:style-name="T46">классов</text:span><text:span text:style-name="T47">?</text:span><text:span text:style-name="T48"/></text:p>
          </table:table-cell>
          <table:table-cell table:style-name="TableCell010301">
            <text:p text:style-name="P11"><text:span text:style-name="T49">статический, не статический, абстрактный.</text:span><text:span text:style-name="T50"/></text:p>
          </table:table-cell>
        </table:table-row>
        <table:table-row table:style-name="TableRow0104">
          <table:table-cell table:style-name="TableCell010400">
            <text:p text:style-name="P13"><text:span text:style-name="T51">Как</text:span><text:span text:style-name="T52"><text:s/></text:span><text:span text:style-name="T53">и</text:span><text:span text:style-name="T54"><text:s/></text:span><text:span text:style-name="T55">зачем</text:span><text:span text:style-name="T56"><text:s/></text:span><text:span text:style-name="T57">можно</text:span><text:span text:style-name="T58"><text:s/></text:span><text:span text:style-name="T59">использовать</text:span><text:span text:style-name="T60"><text:s/></text:span><text:span text:style-name="T61">модификатор</text:span><text:span text:style-name="T62"><text:s/>final?</text:span><text:span text:style-name="T63"/></text:p>
          </table:table-cell>
          <table:table-cell table:style-name="TableCell010401">
            <text:p text:style-name="P13"><text:span text:style-name="T64">Делает класс, метод или переменную неизменяемыми,</text:span></text:p>
            <text:p text:style-name="P13"><text:span text:style-name="T64">можно приминять в создании классов без возможности наследования, констант и т.д..</text:span><text:span text:style-name="T65"/></text:p>
          </table:table-cell>
        </table:table-row>
        <table:table-row table:style-name="TableRow0105">
          <table:table-cell table:style-name="TableCell010500">
            <text:p text:style-name="P15"><text:span text:style-name="T66">Какие</text:span><text:span text:style-name="T67"><text:s/></text:span><text:span text:style-name="T68">есть</text:span><text:span text:style-name="T69"><text:s/></text:span><text:span text:style-name="T70">варианты</text:span><text:span text:style-name="T71"><text:s/></text:span><text:span text:style-name="T72">использования</text:span><text:span text:style-name="T73"><text:s/></text:span><text:span text:style-name="T74">ключевого</text:span><text:span text:style-name="T75"><text:s/></text:span><text:span text:style-name="T76">слова</text:span><text:span text:style-name="T77"><text:s/>try?</text:span><text:span text:style-name="T78"/></text:p>
          </table:table-cell>
          <table:table-cell table:style-name="TableCell010501">
            <text:p text:style-name="P15"><text:span text:style-name="T79">использовать в блоках try-catch, для отлова exeptions, можно использовать для использования классов, которые в конце выполненной программой требуют закрытия.</text:span><text:span text:style-name="T80"/></text:p>
          </table:table-cell>
        </table:table-row>
        <table:table-row table:style-name="TableRow0106">
          <table:table-cell table:style-name="TableCell010600">
            <text:p text:style-name="P17"><text:span text:style-name="T81">Какие</text:span><text:span text:style-name="T82"><text:s/></text:span><text:span text:style-name="T83">есть</text:span><text:span text:style-name="T84"><text:s/></text:span><text:span text:style-name="T85">стандартные</text:span><text:span text:style-name="T86"><text:s/></text:span><text:span text:style-name="T87">реализации</text:span><text:span text:style-name="T88"><text:s/></text:span><text:span text:style-name="T89">интерфейса</text:span><text:span text:style-name="T90"><text:s/>List<text:s/></text:span><text:span text:style-name="T91">и</text:span><text:span text:style-name="T92"><text:s/></text:span><text:span text:style-name="T93">в</text:span><text:span text:style-name="T94"><text:s/></text:span><text:span text:style-name="T95">каких</text:span><text:span text:style-name="T96"><text:s/></text:span><text:span text:style-name="T97">ситуациях</text:span><text:span text:style-name="T98"><text:s/></text:span><text:span text:style-name="T99">их</text:span><text:span text:style-name="T100"><text:s/></text:span><text:span text:style-name="T101">нужно</text:span><text:span text:style-name="T102"><text:s/></text:span><text:span text:style-name="T103">использовать</text:span><text:span text:style-name="T104">?</text:span><text:span text:style-name="T105"/></text:p>
          </table:table-cell>
          <table:table-cell table:style-name="TableCell010601">
            <text:p text:style-name="P17"><text:span text:style-name="T106">ArrayList<text:s/></text:span><text:span text:style-name="T107">оспользуется для созданя колеекции в который важно сохранить порялдок добавляемых эллементов и получения их не по ключу, а по номеру в списке.</text:span><text:span text:style-name="T108"/></text:p>
          </table:table-cell>
        </table:table-row>
        <table:table-row table:style-name="TableRow0107">
          <table:table-cell table:style-name="TableCell010700">
            <text:p text:style-name="P19"><text:span text:style-name="T109">В</text:span><text:span text:style-name="T110"><text:s/></text:span><text:span text:style-name="T111">чём</text:span><text:span text:style-name="T112"><text:s/></text:span><text:span text:style-name="T113">основная</text:span><text:span text:style-name="T114"><text:s/></text:span><text:span text:style-name="T115">идея</text:span><text:span text:style-name="T116"><text:s/></text:span><text:span text:style-name="T117">стримов</text:span><text:span text:style-name="T118"><text:s/></text:span><text:span text:style-name="T119">из</text:span><text:span text:style-name="T120"><text:s/></text:span><text:span text:style-name="T121">пакета</text:span><text:span text:style-name="T122"><text:s/>java.util.stream?</text:span><text:span text:style-name="T123"/></text:p>
          </table:table-cell>
          <table:table-cell table:style-name="TableCell010701">
            <text:p text:style-name="P19"><text:span text:style-name="T124">обращение к каждому эллемену коллекции и произвенсти на дним какие либо операции (вычесление, фильтрация и т.д).</text:span><text:span text:style-name="T125"/></text:p>
          </table:table-cell>
        </table:table-row>
        <table:table-row table:style-name="TableRow0108">
          <table:table-cell table:style-name="TableCell010800" table:number-columns-spanned="2">
            <text:p text:style-name="P22"><text:span text:style-name="T126">Разное</text:span><text:span text:style-name="T127"/></text:p>
          </table:table-cell>
          <table:covered-table-cell/>
        </table:table-row>
        <table:table-row table:style-name="TableRow0109">
          <table:table-cell table:style-name="TableCell010900">
            <text:p text:style-name="P25"><text:span text:style-name="T128">Каким</text:span><text:span text:style-name="T129"><text:s/></text:span><text:span text:style-name="T130">критериям</text:span><text:span text:style-name="T131"><text:s/></text:span><text:span text:style-name="T132">должна</text:span><text:span text:style-name="T133"><text:s/></text:span><text:span text:style-name="T134">удовлетворять</text:span><text:span text:style-name="T135"><text:s/></text:span><text:span text:style-name="T136">«</text:span><text:span text:style-name="T137">хорошая</text:span><text:span text:style-name="T138">»<text:s/></text:span><text:span text:style-name="T139">хэш</text:span><text:span text:style-name="T140">-</text:span><text:span text:style-name="T141">функция</text:span><text:span text:style-name="T142">?</text:span><text:span text:style-name="T143"/></text:p>
          </table:table-cell>
          <table:table-cell table:style-name="TableCell010901">
            <text:p text:style-name="P25"><text:span text:style-name="T144">1)<text:s/></text:span><text:span text:style-name="T145">должна быть быстрой.</text:span></text:p>
            <text:p text:style-name="P25"><text:span text:style-name="T146">2)</text:span><text:span text:style-name="T147">минимализирогвать возможность коллизий.</text:span><text:span text:style-name="T148"/></text:p>
          </table:table-cell>
        </table:table-row>
        <table:table-row table:style-name="TableRow0110">
          <table:table-cell table:style-name="TableCell011000">
            <text:p text:style-name="P27"><text:span text:style-name="T149">В</text:span><text:span text:style-name="T150"><text:s/></text:span><text:span text:style-name="T151">чём</text:span><text:span text:style-name="T152"><text:s/></text:span><text:span text:style-name="T153">причина</text:span><text:span text:style-name="T154"><text:s/></text:span><text:span text:style-name="T155">популярности</text:span><text:span text:style-name="T156"><text:s/></text:span><text:span text:style-name="T157">и</text:span><text:span text:style-name="T158"><text:s/></text:span><text:span text:style-name="T159">широкого</text:span><text:span text:style-name="T160"><text:s/></text:span><text:span text:style-name="T161">распространения</text:span><text:span text:style-name="T162"><text:s/></text:span><text:span text:style-name="T163">кодировки</text:span><text:span text:style-name="T164"><text:s/>UTF-8?</text:span><text:span text:style-name="T165"/></text:p>
          </table:table-cell>
          <table:table-cell table:style-name="TableCell011001">
            <text:p text:style-name="P27"><text:span text:style-name="T166">1)</text:span><text:span text:style-name="T167">экономит место,</text:span></text:p>
            <text:p text:style-name="P27"><text:span text:style-name="T168">2)</text:span><text:span text:style-name="T169">совместим со всеми человеческими языками</text:span></text:p>
            <text:p text:style-name="P27"><text:span text:style-name="T170">3)</text:span><text:span text:style-name="T171">может хранить текст, содержащий любой символ</text:span><text:span text:style-name="T172"/></text:p>
          </table:table-cell>
        </table:table-row>
        <table:table-row table:style-name="TableRow0111">
          <table:table-cell table:style-name="TableCell011100">
            <text:p text:style-name="P29"><text:span text:style-name="T173">Сравните</text:span><text:span text:style-name="T174"><text:s/></text:span><text:span text:style-name="T175">форматы</text:span><text:span text:style-name="T176"><text:s/>XML<text:s/></text:span><text:span text:style-name="T177">и</text:span><text:span text:style-name="T178"><text:s/>JSON.<text:s/></text:span><text:span text:style-name="T179">Когда</text:span><text:span text:style-name="T180"><text:s/></text:span><text:span text:style-name="T181">какой</text:span><text:span text:style-name="T182"><text:s/></text:span><text:span text:style-name="T183">использовать</text:span><text:span text:style-name="T184">?</text:span><text:span text:style-name="T185"/></text:p>
          </table:table-cell>
          <table:table-cell table:style-name="TableCell011101">
            <text:p text:style-name="P29"><text:span text:style-name="T186">У JSON нет начальных и конечных тегов, легче читается людьми, легче парсится, используется для передачи информации, основан на javaScript</text:span></text:p>
            <text:p text:style-name="P29"><text:span text:style-name="T187">XML<text:s/></text:span><text:span text:style-name="T188">имеет больше символов для представления одинаковых данных, поддерживает много типов данных, таких как числа, текст, изображения, графики, диаграммы и т. д. Используется для добавления дополнительной инфармации в текст и тяжёлых проектов.</text:span><text:span text:style-name="T189"/></text:p>
          </table:table-cell>
        </table:table-row>
        <table:table-row table:style-name="TableRow0112">
          <table:table-cell table:style-name="TableCell011200">
            <text:p text:style-name="P31"><text:span text:style-name="T190">Опишите</text:span><text:span text:style-name="T191"><text:s/></text:span><text:span text:style-name="T192">что</text:span><text:span text:style-name="T193"><text:s/></text:span><text:span text:style-name="T194">будет</text:span><text:span text:style-name="T195"><text:s/></text:span><text:span text:style-name="T196">происходить</text:span><text:span text:style-name="T197"><text:s/></text:span><text:span text:style-name="T198">«</text:span><text:span text:style-name="T199">под</text:span><text:span text:style-name="T200"><text:s/></text:span><text:span text:style-name="T201">капотом</text:span><text:span text:style-name="T202">»<text:s/></text:span><text:span text:style-name="T203">после</text:span><text:span text:style-name="T204"><text:s/></text:span><text:span text:style-name="T205">ввода</text:span><text:span text:style-name="T206"><text:s/></text:span><text:span text:style-name="T207">адреса</text:span><text:span text:style-name="T208"><text:s/></text:span><text:span text:style-name="T209">сайта</text:span><text:span text:style-name="T210"><text:s/></text:span><text:span text:style-name="T211">в</text:span><text:span text:style-name="T212"><text:s/></text:span><text:span text:style-name="T213">браузере</text:span><text:span text:style-name="T214"><text:s/></text:span><text:span text:style-name="T215">и</text:span><text:span text:style-name="T216"><text:s/></text:span><text:span text:style-name="T217">нажатия</text:span><text:span text:style-name="T218"><text:s/>Enter?</text:span><text:span text:style-name="T219"/></text:p>
          </table:table-cell>
          <table:table-cell table:style-name="TableCell011201">
            <text:p text:style-name="P31"><text:span text:style-name="T220">Клиент отправляет GET запросы(request), состоящие из строки запроса, заголовка, пустого тела запроса(request massage),<text:s text:c="2"/>на сервер, после чего сервер формирует и возвращает ответы (response) , состоящий из статусной строки(с кодом ответа в зависимости от состояния) заголовков<text:s text:c="2"/>и телом ответа в зависимости от запрашиваемой информации(response massage). Так же до получения самой страницы, клиент запрашивает у сервера, какие методы можно использовать. Если адрес страницы был перемещён то проходит ответ 3хх, и запрос перенаправляется по нужному адресу.</text:span><text:span text:style-name="T221"/></text:p>
          </table:table-cell>
        </table:table-row>
      </table:table>
      <text:p text:style-name="P33"><text:span text:style-name="T2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